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5165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order="0.74pt solid #000000"/>
    </style:style>
    <style:style style:name="ce47" style:family="table-cell" style:parent-style-name="Default">
      <style:table-cell-properties fo:border="0.74pt solid #000000"/>
    </style:style>
    <style:style style:name="ce50" style:family="table-cell" style:parent-style-name="Default">
      <style:table-cell-properties fo:border="0.74pt solid #000000"/>
    </style:style>
    <style:style style:name="ce51" style:family="table-cell" style:parent-style-name="Default">
      <style:table-cell-properties fo:border="0.74pt solid #000000"/>
    </style:style>
    <style:style style:name="ce52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border="0.74pt solid #000000"/>
    </style:style>
    <style:style style:name="ce54" style:family="table-cell" style:parent-style-name="Default">
      <style:table-cell-properties fo:border="0.74pt solid #000000"/>
    </style:style>
    <style:style style:name="ce60" style:family="table-cell" style:parent-style-name="Default">
      <style:table-cell-properties fo:border="0.74pt solid #000000"/>
    </style:style>
    <style:style style:name="ce61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62" style:family="table-cell" style:parent-style-name="Default">
      <style:table-cell-properties style:text-align-source="fix" style:repeat-content="false" fo:border="0.74pt solid #000000"/>
      <style:paragraph-properties fo:text-align="start" fo:margin-left="0.139in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start" fo:margin-left="0.4165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mpfile!!!</text:p>
          </table:table-cell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rrect stri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Input file dir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+MD+TX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 office:value-type="string" calcext:value-type="string">
            <text:p>+</text:p>
          </table:table-cell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witch to postfixe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Get rid of copy&amp;paste in protocol generato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se __dict__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in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readm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sub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pload_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li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quer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dd problem names for display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table:style-name="ce32" office:value-type="float" office:value="1" calcext:value-type="float">
            <text:p>1</text:p>
          </table:table-cell>
          <table:table-cell table:style-name="ce46" office:value-type="string" calcext:value-type="string">
            <text:p>Preppend headi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30" office:value-type="string" calcext:value-type="string">
            <text:p>Reduce ga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GOTO proble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string" calcext:value-type="string">
            <text:p>process wrong id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Switch to Jinj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Upper right cor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ve problem id collision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 submission lang with protocol lang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Submission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Add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ove fields from TestingProtocol to LanguageData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nversion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mmand_line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put submission lang 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0" office:value-type="float" office:value="1" calcext:value-type="float">
            <text:p>1</text:p>
          </table:table-cell>
          <table:table-cell table:style-name="ce43" office:value-type="string" calcext:value-type="string">
            <text:p>Test!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 json return/return verdict somehow else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Student/main_driver.py submitted, RE not caugh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!!!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inimize subproce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3" office:value-type="string" calcext:value-type="string">
            <text:p>Runn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71" office:value-type="string" calcext:value-type="string">
            <text:p>C++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71" office:value-type="string" calcext:value-type="string">
            <text:p>Python3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File management: temp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in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randcu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lw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Out/Cust copy&amp;past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verif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VerdictOptions: Enu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acto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0" office:value-type="float" office:value="1" calcext:value-type="float">
            <text:p>1</text:p>
          </table:table-cell>
          <table:table-cell table:style-name="ce43" office:value-type="string" calcext:value-type="string">
            <text:p>UploadProblem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1" office:value-type="float" office:value="1" calcext:value-type="float">
            <text:p>1</text:p>
          </table:table-cell>
          <table:table-cell table:style-name="ce43" office:value-type="string" calcext:value-type="string">
            <text:p>UploadSubmission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 brush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ubmissions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Unify lang numeration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get_lang_extension – fix logic</text:p>
          </table:table-cell>
          <table:table-cell table:number-columns-repeated="2"/>
        </table:table-row>
        <table:table-row table:style-name="ro1" table:number-rows-repeated="1048396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28:Sheet1.C95 Sheet1.C97:Sheet1.C100 Sheet1.C106:Sheet1.C106 Sheet1.C134:Sheet1.C134 Sheet1.C108:Sheet1.C132 Sheet1.C140:Sheet1.C148 Sheet1.C150:Sheet1.C155 Sheet1.C176:Sheet1.C1048576 Sheet1.C167:Sheet1.C170 Sheet1.C172:Sheet1.C173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8:Sheet1.C108 Sheet1.C110:Sheet1.C110 Sheet1.C112:Sheet1.C112 Sheet1.C114:Sheet1.C114 Sheet1.C116:Sheet1.C116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7 Sheet1.C109:Sheet1.C109 Sheet1.C111:Sheet1.C111 Sheet1.C113:Sheet1.C113 Sheet1.C115:Sheet1.C115 Sheet1.C117:Sheet1.C117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8" calcext:value="=&quot;Server&quot;" calcext:base-cell-address="Sheet1.B1"/>
          </calcext:conditional-format>
          <calcext:conditional-format calcext:target-range-address="Sheet1.C133:Sheet1.C133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5:Sheet1.C13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Error" calcext:value="=&quot;BUG&quot;" calcext:base-cell-address="Sheet1.B1"/>
          </calcext:conditional-format>
          <calcext:conditional-format calcext:target-range-address="Sheet1.C149:Sheet1.C14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7:Sheet1.C157 Sheet1.C161:Sheet1.C161 Sheet1.C163:Sheet1.C163 Sheet1.C159:Sheet1.C15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60:Sheet1.C160 Sheet1.C162:Sheet1.C162 Sheet1.C164:Sheet1.C16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6:Sheet1.C156 Sheet1.C158:Sheet1.C158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1:Sheet1.C17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4:Sheet1.C17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5:Sheet1.C17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/>
      <number:text>-</number:text>
      <number:month number:textual="true"/>
    </number:date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/00/0000</text:date>, <text:time style:data-style-name="N2" text:time-value="10:54:41.5479062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5-01T21:36:39.343022925</dc:date>
    <meta:editing-duration>P2DT18H45M53S</meta:editing-duration>
    <meta:editing-cycles>232</meta:editing-cycles>
    <meta:generator>LibreOffice/7.3.1.3$Linux_X86_64 LibreOffice_project/30$Build-3</meta:generator>
    <meta:document-statistic meta:table-count="1" meta:cell-count="750" meta:object-count="0"/>
  </office:meta>
</office:document-meta>
</file>